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ohit Hindi1" svg:font-family="'Lohit Hindi'"/>
    <style:font-face style:name="OpenSymbol" svg:font-family="Open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cm" fo:margin-bottom="0cm" fo:line-height="100%" fo:text-align="start" style:justify-single-word="false" style:writing-mode="lr-tb"/>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 style:family="paragraph" style:parent-style-name="Standard">
      <style:paragraph-properties fo:margin-top="0cm" fo:margin-bottom="0cm" fo:line-height="100%" fo:text-align="start" style:justify-single-word="false" style:writing-mode="lr-tb"/>
      <style:text-properties fo:font-size="16pt" fo:font-weight="bold" style:font-size-asian="16pt" style:font-weight-asian="bold" style:font-size-complex="16pt" style:font-weight-complex="bold"/>
    </style:style>
    <style:style style:name="P3" style:family="paragraph" style:parent-style-name="Standard">
      <style:paragraph-properties fo:margin-top="0cm" fo:margin-bottom="0cm" fo:line-height="100%" fo:text-align="start" style:justify-single-word="false" style:writing-mode="lr-tb"/>
      <style:text-properties fo:font-size="11pt" fo:font-weight="normal" style:font-size-asian="11pt" style:font-weight-asian="normal" style:font-size-complex="11pt" style:font-weight-complex="normal"/>
    </style:style>
    <style:style style:name="P4" style:family="paragraph" style:parent-style-name="Standard">
      <style:paragraph-properties fo:margin-top="0cm" fo:margin-bottom="0cm" fo:line-height="100%" fo:text-align="center" style:justify-single-word="false" style:writing-mode="lr-tb"/>
      <style:text-properties fo:font-size="11pt" fo:font-weight="normal" style:font-size-asian="11pt" style:font-weight-asian="normal" style:font-size-complex="11pt" style:font-weight-complex="normal"/>
    </style:style>
    <style:style style:name="P5" style:family="paragraph" style:parent-style-name="Standard">
      <style:paragraph-properties fo:margin-top="0cm" fo:margin-bottom="0cm" fo:line-height="100%" fo:text-align="start" style:justify-single-word="false" style:writing-mode="lr-tb"/>
      <style:text-properties fo:font-size="11pt" fo:font-style="normal" fo:font-weight="normal" style:font-size-asian="11pt" style:font-style-asian="normal" style:font-weight-asian="normal" style:font-size-complex="11pt" style:font-style-complex="normal" style:font-weight-complex="normal"/>
    </style:style>
    <style:style style:name="P6" style:family="paragraph" style:parent-style-name="Standard">
      <style:paragraph-properties fo:margin-top="0cm" fo:margin-bottom="0cm" fo:line-height="100%" fo:text-align="center" style:justify-single-word="false" style:writing-mode="lr-tb"/>
      <style:text-properties fo:font-size="11pt" fo:font-style="normal" fo:font-weight="normal" style:font-size-asian="11pt" style:font-style-asian="normal" style:font-weight-asian="normal" style:font-size-complex="11pt" style:font-style-complex="normal" style:font-weight-complex="normal"/>
    </style:style>
    <style:style style:name="P7" style:family="paragraph" style:parent-style-name="Standard">
      <style:paragraph-properties fo:margin-top="0cm" fo:margin-bottom="0cm" fo:line-height="100%" fo:text-align="start" style:justify-single-word="false" style:writing-mode="lr-tb"/>
    </style:style>
    <style:style style:name="P8" style:family="paragraph" style:parent-style-name="Standard">
      <style:paragraph-properties fo:margin-top="0cm" fo:margin-bottom="0cm" fo:line-height="100%" fo:text-align="start" style:justify-single-word="false" style:writing-mode="lr-tb"/>
      <style:text-properties style:font-name="Arial" fo:font-size="11pt" fo:font-weight="normal" style:font-size-asian="11pt" style:font-weight-asian="normal" style:font-size-complex="11pt" style:font-weight-complex="normal"/>
    </style:style>
    <style:style style:name="P9" style:family="paragraph" style:parent-style-name="Standard">
      <style:paragraph-properties fo:margin-top="0cm" fo:margin-bottom="0cm" fo:line-height="100%" fo:text-align="start" style:justify-single-word="false" style:writing-mode="lr-tb"/>
      <style:text-properties style:font-name="Arial" fo:font-size="11pt" style:font-name-asian="Arial" style:font-size-asian="9.60000038146973pt" style:font-name-complex="Arial" style:font-size-complex="11pt"/>
    </style:style>
    <style:style style:name="P10" style:family="paragraph" style:parent-style-name="Standard">
      <style:paragraph-properties fo:margin-top="0cm" fo:margin-bottom="0cm" fo:line-height="100%" fo:text-align="start" style:justify-single-word="false" fo:break-before="auto" fo:break-after="auto" style:writing-mode="lr-tb"/>
      <style:text-properties fo:font-size="16pt" fo:font-weight="bold" style:font-size-asian="16pt" style:font-weight-asian="bold" style:font-size-complex="16pt" style:font-weight-complex="bold"/>
    </style:style>
    <style:style style:name="P11" style:family="paragraph" style:parent-style-name="Standard">
      <style:paragraph-properties fo:margin-top="0cm" fo:margin-bottom="0cm" fo:line-height="100%" fo:text-align="start" style:justify-single-word="false" fo:break-before="auto" fo:break-after="auto" style:writing-mode="lr-tb"/>
      <style:text-properties style:font-name="Arial" style:font-name-asian="Arial" style:font-name-complex="Arial"/>
    </style:style>
    <style:style style:name="P12" style:family="paragraph" style:parent-style-name="Standard">
      <style:paragraph-properties fo:margin-top="0cm" fo:margin-bottom="0cm" fo:line-height="100%" fo:text-align="start" style:justify-single-word="false" fo:break-before="auto" fo:break-after="auto" style:writing-mode="lr-tb"/>
      <style:text-properties style:font-name="Arial" fo:font-size="11pt" style:font-name-asian="Arial" style:font-size-asian="11pt" style:font-name-complex="Arial" style:font-size-complex="11pt"/>
    </style:style>
    <style:style style:name="P13" style:family="paragraph" style:parent-style-name="Standard">
      <style:paragraph-properties fo:margin-top="0cm" fo:margin-bottom="0cm" fo:line-height="100%" fo:text-align="start" style:justify-single-word="false" fo:break-before="auto" fo:break-after="auto" style:writing-mode="lr-tb"/>
      <style:text-properties style:font-name="Arial" fo:font-size="11pt" style:font-name-asian="Arial" style:font-size-asian="9.60000038146973pt" style:font-name-complex="Arial" style:font-size-complex="11pt"/>
    </style:style>
    <style:style style:name="P14" style:family="paragraph" style:parent-style-name="Standard">
      <style:paragraph-properties fo:margin-top="0cm" fo:margin-bottom="0cm" fo:line-height="100%" fo:text-align="start" style:justify-single-word="false" fo:break-before="auto" fo:break-after="auto" style:writing-mode="lr-tb"/>
    </style:style>
    <style:style style:name="P15" style:family="paragraph" style:parent-style-name="Standard">
      <style:paragraph-properties fo:margin-top="0cm" fo:margin-bottom="0cm" fo:line-height="100%" fo:text-align="start" style:justify-single-word="false" fo:break-before="auto" fo:break-after="auto" style:writing-mode="lr-tb"/>
      <style:text-properties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P16" style:family="paragraph" style:parent-style-name="Standard">
      <style:paragraph-properties fo:margin-top="0cm" fo:margin-bottom="0cm" fo:line-height="100%" fo:text-align="start" style:justify-single-word="false" fo:break-before="auto" fo:break-after="auto" style:writing-mode="lr-tb"/>
      <style:text-properties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P17" style:family="paragraph" style:parent-style-name="Standard">
      <style:paragraph-properties fo:margin-top="0cm" fo:margin-bottom="0cm" fo:line-height="100%" fo:text-align="start" style:justify-single-word="false" fo:break-before="auto" fo:break-after="auto" style:writing-mode="lr-tb"/>
      <style:text-properties fo:font-size="11pt" style:font-size-asian="11pt" style:font-size-complex="11pt"/>
    </style:style>
    <style:style style:name="T1" style:family="text">
      <style:text-properties style:text-line-through-style="none" style:font-name="Arial" fo:font-style="normal" style:text-underline-style="none" style:font-name-asian="Arial" style:font-style-asian="normal" style:font-name-complex="Arial" style:font-style-complex="normal"/>
    </style:style>
    <style:style style:name="T2" style:family="text">
      <style:text-properties style:text-line-through-style="none" style:font-name="Arial" fo:font-style="normal" style:text-underline-style="none" fo:font-weight="bold" style:font-name-asian="Arial" style:font-style-asian="normal" style:font-weight-asian="bold" style:font-name-complex="Arial" style:font-style-complex="normal" style:font-weight-complex="bold"/>
    </style:style>
    <style:style style:name="T3" style:family="text">
      <style:text-properties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4" style:family="text">
      <style:text-properties style:text-line-through-style="none" style:font-name="Arial" style:text-underline-style="none" style:font-name-asian="Arial" style:font-name-complex="Arial"/>
    </style:style>
    <style:style style:name="T5" style:family="text">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 style:family="text">
      <style:text-properties style:font-name="Arial" style:font-name-asian="Arial" style:font-name-complex="Arial"/>
    </style:style>
    <style:style style:name="T7" style:family="text">
      <style:text-properties style:font-name="Arial" fo:font-size="11pt" style:font-name-asian="Arial" style:font-size-asian="11pt" style:font-name-complex="Arial" style:font-size-complex="11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4.<text:tab/></text:span><text:bookmark-start text:name="__DdeLink__32775_1524308184"/><text:span text:style-name="T1">Różnice między wyszukiwaniem informacji a wyszukiwaniem danych.</text:span><text:bookmark-end text:name="__DdeLink__32775_1524308184"/><text:span text:style-name="T1"> </text:span></text:p>
      <text:p text:style-name="P14"><text:span text:style-name="T7">Różnice między wyszukiwaniem informacji, a wyszukiwaniem danych wynikają bezpośrednio z różnic między informacjami, a danymi.</text:span></text:p>
      <text:p text:style-name="P12"/>
      <text:p text:style-name="P17"><text:span text:style-name="T6">Dane (ang. data) — to litery, słowa, teksty, liczby, znaki, symbole, kombinacje liter, liczb, symboli i znaków. Dane przetwarza się po to by otrzymać informację, wiadomość. Informacja jest produktem finalnym przetwarzania danych. </text:span></text:p>
      <text:p text:style-name="P12"/>
      <text:p text:style-name="P17"><text:span text:style-name="T6">Istotną cechą danych jest brak uporządkowania; jest to zbiór nieuporządkowany. Ale jednocześnie dana jest wiarygodna i pewna (przy odpowiednim przechowywaniu). Dane w każdej chwili mogą być weryfikowane pod względem poprawności i aktualizowane. Dane pełnią także rolę nośników przepływu informacji.</text:span></text:p>
      <text:p text:style-name="P12"/>
      <text:p text:style-name="P17"><text:span text:style-name="T6">Informacja jest zbiorem uporządkowanym wg określonego kryterium i poddanym interpretacji. Cechą każdej informacji (jako wyniku interpretacji) jest jej niepewność i ograniczona w czasie trwałość (wiarygodność) [4]. W popularnym pojmowaniu informacji zwracamy uwagę na ilość informacji (dużo, mało). Z informacją wiążemy także pojecie jakości, na którą składa się wierność przekazu, wiarygodność, szybkość i sposób archiwizowania.</text:span></text:p>
      <text:p text:style-name="P12"/>
      <text:p text:style-name="P17"><text:span text:style-name="T6">Z powyższych rozważań wynika, że dane i informacje różnią się własnościami. Okazuje się, że z "morza danych" możemy uzyskać niewiele informacji i odwrotnie — z niewielkiej ilości danych można otrzymać znaczące informacje. Tak więc ilość informacji nie jest zależna do ilości danych. </text:span></text:p>
      <text:p text:style-name="P11"/>
      <text:p text:style-name="P15"/>
      <text:p text:style-name="P10"><text:span text:style-name="T1">5.<text:tab/>Działanie systemu informacyjnego w sieci komputerowej.</text:span></text:p>
      <text:p text:style-name="P3"><text:span text:style-name="T2">System informacyjny</text:span><text:span text:style-name="T1"> to zestaw współdziałających składników w przechowywania celu i gromadzenia, udostępniania przetwarzania, informacji, aby wspomagać podejmowanie decyzji, koordynowanie, sterowanie, analizowanie i wizualizację informacji. Inaczej – iloczyn:</text:span></text:p>
      <text:p text:style-name="P4"><text:span text:style-name="T1">SI = U x P x D,</text:span></text:p>
      <text:p text:style-name="P3"><text:span text:style-name="T1">gdzie:</text:span></text:p>
      <text:p text:style-name="P3"><text:span text:style-name="T1">SI - system informacyjny danej organizacji,</text:span></text:p>
      <text:p text:style-name="P3"><text:span text:style-name="T1">U - użytkownicy systemu,</text:span></text:p>
      <text:p text:style-name="P3"><text:span text:style-name="T1">P - procesy informacyjne,</text:span></text:p>
      <text:p text:style-name="P3"><text:span text:style-name="T1">D - dane, baza danych.</text:span></text:p>
      <text:p text:style-name="P3"><text:span text:style-name="T2">System informatyczny</text:span><text:span text:style-name="T1"> to taki system informacyjny, który wspomaga funkcjonowanie firm i instytucji z wykorzystaniem infrastruktury teleinformatycznej:</text:span></text:p>
      <text:p text:style-name="P6"><text:span text:style-name="T4">SIT = S x H x N x U x P x D,</text:span></text:p>
      <text:p text:style-name="P5"><text:span text:style-name="T4">gdzie:</text:span></text:p>
      <text:p text:style-name="P5"><text:span text:style-name="T4">SIT - system informatyczny danej organizacji,</text:span></text:p>
      <text:p text:style-name="P5"><text:span text:style-name="T4">S - oprogramowanie,</text:span></text:p>
      <text:p text:style-name="P5"><text:span text:style-name="T4">H - sprzęt komputerowy,</text:span></text:p>
      <text:p text:style-name="P5"><text:span text:style-name="T4">N - sieci komputerowe,</text:span></text:p>
      <text:p text:style-name="P5"><text:span text:style-name="T4">U, P, D - jak wyżej.</text:span></text:p>
      <text:p text:style-name="P11"/>
      <text:p text:style-name="P17"><text:span text:style-name="T6">Rozwój technologii telekomunikacyjnych i komputerowych w ostatniej dekadzie, zwłaszcza niezwykła ekspansja WWW – stworzyły nowe możliwości rozpowszechniania i wymiany informacji, a tym samym przyczyniły się do powstania „nowoczesnych technik informacyjnych”. Sam System WWW, po wprowadzeniu standardów i metod pozwalających na opis i organizację multimedialnych danych, zawartych na stronach WWW i opracowaniu systemów <text:s/>wspomagających procesy wyszukiwawcze - ma szansę stać się globalnym systemem informacyjnym, efektywnie wykorzystywanym przez użytkowników końcowych do wyszukiwania informacji o wysokiej trafności.</text:span></text:p>
      <text:p text:style-name="P12"/>
      <text:p text:style-name="P17"><text:span text:style-name="T6">Jedną z cech powstającego społeczeństwa informacyjnego jest rozwój pojęcia telematyka, a więc </text:span><text:soft-page-break/><text:span text:style-name="T6">niejako połączenia telekomunikacji i informatyki. Inaczej mówiąc są to sieciowe cyfrowe multimedia. Obecnie ważniejsze jest dotarcie do informacji niż jej gromadzenie, użytkownik ma możliwość bezpośredniego dostępu do informacji bez instytucji pośredniczących. Czas i przestrzeń dzięki połączeniom sieciowym nie odgrywają już takiej roli, jak niegdyś. Ważna jest także sprawa aktualności danych. W przypadku dokumentów drukowanych istnieje niebezpieczeństwo ich dezaktualizacji już w momencie opublikowania. Dokumenty elektroniczne w sieciach dostępne są w trybie czasu rzeczywistego. Poza tym istnieje możliwość aktualizowania danych na bieżąco. </text:span></text:p>
      <text:p text:style-name="P16"/>
      <text:p text:style-name="P14"><text:span text:style-name="T3">6.<text:tab/></text:span><text:bookmark-start text:name="__DdeLink__32789_1524308184"/><text:span text:style-name="T3">Technologie multimedialne stosowane w systemach informacyjnych</text:span><text:bookmark-end text:name="__DdeLink__32789_1524308184"/><text:span text:style-name="T3">. </text:span></text:p>
      <text:p text:style-name="P7"><text:span text:style-name="T5">Multi media (tekst, dźwięk, obrazy/wideo). Wyszukiwarki: google (indeksowanie na podstawie tresci strony); specjalistyczne wyszukiwarki mutlimedialne <text:s/>(materialy katalogowane i opisywane przez czlowieka); serwisy społecznościowe, np youtube (info, tagi do filmow).</text:span></text:p>
      <text:p text:style-name="P8">Dodatkowe technikami indeksowania:</text:p>
      <text:p text:style-name="P8">• analiza ścieżki dźwiękowej (wykrywanie i rozpoznawanie mowy, przekształcenie mowy na tekst, rozpoznawanie dźwięków itd.),</text:p>
      <text:p text:style-name="P8">• analiza obrazów (kolor, kształt, tekstura, wykrywanie i rozpoznawanie twarzy),</text:p>
      <text:p text:style-name="P8">• analiza wideo (w/w oraz rozpoznawanie klatki filmu, wytwórni, wykrywanie i rozpoznawanie twarzy, rozpoznawanie tekstu w filmie).</text:p>
      <text:p text:style-name="P2"><text:span text:style-name="T1"/></text:p>
      <text:p text:style-name="P2"><text:span text:style-name="T1"/></text:p>
      <text:p text:style-name="P10"><text:span text:style-name="T1">7.<text:tab/>Efektywność systemów informacyjnych. </text:span></text:p>
      <text:p text:style-name="P13">Efektywność można mierzyć na wiele sposobów: zasoby, czas odpowiedzi, wartość odpowiedzi itd.</text:p>
      <text:p text:style-name="P9">Można ponawijac o MapReduce (google ma ponad 1mln serwerow, w kazdej sekundzie jakas maszyna ulega awarii, technologia mapReduce, itd.).</text:p>
      <text:p text:style-name="P9"/>
      <text:p text:style-name="P17"><text:span text:style-name="T6">Efektywność opisuje stopień wykorzystania zasobów sprzętowych i programowych stanowiących <text:s/>podstawę działania systemu informacyjnego. </text:span></text:p>
      <text:p text:style-name="P17"><text:span text:style-name="T6">Zła organizacja i niska efektywność systemu skutkują wzrostem kosztów działalności organizacji,, spadkiem jakości obsługi, utrudnionym dostępem do informacji na różnych szczeblach, ich znaczną niekompletnością, wydłużonym czasem generowania.</text:span></text:p>
      <text:p text:style-name="P1">Jedną ze strategii zwiększenia efektywności pracy zespołów projektujących systemy informacyjne jest wielokrotne używanie raz opracowanych fragmentów projektu lub modułów programowych. Ponowne użycie wcześniej opracowanego fragmentu projektu albo modułu programu ma wiele zalet, wśród których na plan pierwszy wysuwają się: obniżenie kosztów, przyspieszenie realizacji projektu oraz minimalizacja błędó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Lohit Hindi1" svg:font-family="'Lohit Hindi'"/>
    <style:font-face style:name="OpenSymbol" svg:font-family="Open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2Level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4Level1" style:family="text">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List4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4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4Level4" style:family="text">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List4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4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4Level7" style:family="text">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List4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1" style:family="text">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List5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4" style:family="text">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List5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7" style:family="text">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List5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bullet text:level="3" text:style-name="List2Level2" text:bullet-char="■">
        <style:list-level-properties text:min-label-width="3.81cm" text:min-label-distance="0.318cm" fo:text-align="end"/>
        <style:text-properties style:font-name="Times New Roman"/>
      </text:list-level-style-bullet>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fo:font-family="Verdana" style:font-family-generic="swiss"/>
      </text:list-level-style-bullet>
      <text:list-level-style-bullet text:level="2" text:style-name="List4Level1" text:bullet-char="○">
        <style:list-level-properties text:space-before="1.905cm" text:min-label-width="0.635cm"/>
        <style:text-properties fo:font-family="'Courier New'" style:font-family-generic="modern" style:font-pitch="fixed"/>
      </text:list-level-style-bullet>
      <text:list-level-style-bullet text:level="3" text:style-name="List4Level2" text:bullet-char="■">
        <style:list-level-properties text:min-label-width="3.81cm" text:min-label-distance="0.318cm" fo:text-align="end"/>
        <style:text-properties fo:font-family="Verdana" style:font-family-generic="swiss"/>
      </text:list-level-style-bullet>
      <text:list-level-style-bullet text:level="4" text:style-name="List4Level3" text:bullet-char="●">
        <style:list-level-properties text:space-before="4.445cm" text:min-label-width="0.635cm"/>
        <style:text-properties fo:font-family="Verdana" style:font-family-generic="swiss"/>
      </text:list-level-style-bullet>
      <text:list-level-style-bullet text:level="5" text:style-name="List4Level4" text:bullet-char="○">
        <style:list-level-properties text:space-before="5.715cm" text:min-label-width="0.635cm"/>
        <style:text-properties fo:font-family="'Courier New'" style:font-family-generic="modern" style:font-pitch="fixed"/>
      </text:list-level-style-bullet>
      <text:list-level-style-bullet text:level="6" text:style-name="List4Level5" text:bullet-char="■">
        <style:list-level-properties text:min-label-width="7.62cm" text:min-label-distance="0.318cm" fo:text-align="end"/>
        <style:text-properties fo:font-family="Verdana" style:font-family-generic="swiss"/>
      </text:list-level-style-bullet>
      <text:list-level-style-bullet text:level="7" text:style-name="List4Level6" text:bullet-char="●">
        <style:list-level-properties text:space-before="8.255cm" text:min-label-width="0.635cm"/>
        <style:text-properties fo:font-family="Verdana" style:font-family-generic="swiss"/>
      </text:list-level-style-bullet>
      <text:list-level-style-bullet text:level="8" text:style-name="List4Level7" text:bullet-char="○">
        <style:list-level-properties text:space-before="9.525cm" text:min-label-width="0.635cm"/>
        <style:text-properties fo:font-family="'Courier New'" style:font-family-generic="modern" style:font-pitch="fixed"/>
      </text:list-level-style-bullet>
      <text:list-level-style-bullet text:level="9" text:style-name="List4Level8" text:bullet-char="■">
        <style:list-level-properties text:min-label-width="11.43cm" text:min-label-distance="0.318cm" fo:text-align="end"/>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fo:font-family="Verdana" style:font-family-generic="swiss"/>
      </text:list-level-style-bullet>
      <text:list-level-style-bullet text:level="2" text:style-name="List5Level1" text:bullet-char="○">
        <style:list-level-properties text:space-before="1.905cm" text:min-label-width="0.635cm"/>
        <style:text-properties fo:font-family="'Courier New'" style:font-family-generic="modern" style:font-pitch="fixed"/>
      </text:list-level-style-bullet>
      <text:list-level-style-bullet text:level="3" text:style-name="List5Level2" text:bullet-char="■">
        <style:list-level-properties text:min-label-width="3.81cm" text:min-label-distance="0.318cm" fo:text-align="end"/>
        <style:text-properties fo:font-family="Verdana" style:font-family-generic="swiss"/>
      </text:list-level-style-bullet>
      <text:list-level-style-bullet text:level="4" text:style-name="List5Level3" text:bullet-char="●">
        <style:list-level-properties text:space-before="4.445cm" text:min-label-width="0.635cm"/>
        <style:text-properties fo:font-family="Verdana" style:font-family-generic="swiss"/>
      </text:list-level-style-bullet>
      <text:list-level-style-bullet text:level="5" text:style-name="List5Level4" text:bullet-char="○">
        <style:list-level-properties text:space-before="5.715cm" text:min-label-width="0.635cm"/>
        <style:text-properties fo:font-family="'Courier New'" style:font-family-generic="modern" style:font-pitch="fixed"/>
      </text:list-level-style-bullet>
      <text:list-level-style-bullet text:level="6" text:style-name="List5Level5" text:bullet-char="■">
        <style:list-level-properties text:min-label-width="7.62cm" text:min-label-distance="0.318cm" fo:text-align="end"/>
        <style:text-properties fo:font-family="Verdana" style:font-family-generic="swiss"/>
      </text:list-level-style-bullet>
      <text:list-level-style-bullet text:level="7" text:style-name="List5Level6" text:bullet-char="●">
        <style:list-level-properties text:space-before="8.255cm" text:min-label-width="0.635cm"/>
        <style:text-properties fo:font-family="Verdana" style:font-family-generic="swiss"/>
      </text:list-level-style-bullet>
      <text:list-level-style-bullet text:level="8" text:style-name="List5Level7" text:bullet-char="○">
        <style:list-level-properties text:space-before="9.525cm" text:min-label-width="0.635cm"/>
        <style:text-properties fo:font-family="'Courier New'" style:font-family-generic="modern" style:font-pitch="fixed"/>
      </text:list-level-style-bullet>
      <text:list-level-style-bullet text:level="9" text:style-name="List5Level8" text:bullet-char="■">
        <style:list-level-properties text:min-label-width="11.43cm" text:min-label-distance="0.318cm" fo:text-align="end"/>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zysiek </meta:initial-creator>
    <meta:creation-date>2012-06-09T11:38:09</meta:creation-date>
    <dc:date>2012-06-09T15:47:25</dc:date>
    <dc:creator>Krzysiek </dc:creator>
    <meta:editing-duration>PT2H42M36S</meta:editing-duration>
    <meta:editing-cycles>8</meta:editing-cycles>
    <meta:generator>LibreOffice/3.5$Linux_X86_64 LibreOffice_project/350m1$Build-2</meta:generator>
    <meta:document-statistic meta:table-count="0" meta:image-count="0" meta:object-count="0" meta:page-count="2" meta:paragraph-count="36" meta:word-count="681" meta:character-count="2368" meta:non-whitespace-character-count="4668"/>
  </office:meta>
</office:document-meta>
</file>